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text-properties fo:color="#cc0000"/>
    </style:style>
    <style:style style:name="T1" style:family="text">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tained Fragment only on orientation Changes??</text:p>
      <text:p text:style-name="Standard">Missing Eyes</text:p>
      <text:p text:style-name="Standard"/>
      <text:p text:style-name="Standard">1.Every Android Application has a main thread...</text:p>
      <text:p text:style-name="Standard"/>
      <text:p text:style-name="Standard">Instead, when a long task has to be done, a new thread is made off of the UI thread. Then the task is assigned to that thread and the UI thread can get back to user interactions.</text:p>
      <text:p text:style-name="Standard"/>
      <text:p text:style-name="Standard">The problem is that a thread that is held inside an Activity or Fragment instance is not safe because Activities and Fragments are usually destroyed and recreated many times within the lifetime of an app.</text:p>
      <text:p text:style-name="Standard">What we'll learn is that fragments can be retained so they are not destroyed and created repeatedly.</text:p>
      <text:p text:style-name="Standard"/>
      <text:p text:style-name="Standard">Activities are destroyed automatically when a phone flipped or when it is low on memory.</text:p>
      <text:p text:style-name="Standard"/>
      <text:p text:style-name="Standard">2. You can think of an Activity as being a page on your app.</text:p>
      <text:p text:style-name="Standard">3. Fragments work independently from each other.</text:p>
      <text:p text:style-name="Standard">4.Doing 2 things on the background thread.</text:p>
      <text:p text:style-name="Standard">5.We make a class that inherits from Activity that controls the views in the page of the app.</text:p>
      <text:p text:style-name="Standard">Android system instantiates the activity object.</text:p>
      <text:p text:style-name="Standard">As the user interacts with our app, by bringing it to the top of the stack or going away from our app it calls methods in our activity class. </text:p>
      <text:p text:style-name="Standard">Since our class inherits from the Activity class we know what methods are going to be called and we override them with the logic for our activity. So when we get an onStart method call from the framework we know 'onStart' means the user can see our app! Let's make sure they are still connected to the GPS.</text:p>
      <text:p text:style-name="Standard">Destroyed does not mean garbage collected. Created does not mean instantiated.</text:p>
      <text:p text:style-name="Standard">Blue Arrow Flipping Phone Means Destroyed.</text:p>
      <text:p text:style-name="Standard">All these methods are called on the UI thread.</text:p>
      <text:p text:style-name="Standard">6.All these methods are called on the UI thread.</text:p>
      <text:p text:style-name="Standard">Fragments are added or committed to Activities</text:p>
      <text:p text:style-name="Standard">7.adding log statements to the activity's methods </text:p>
      <text:p text:style-name="Standard">and adding log statements to the fragment's statements.</text:p>
      <text:p text:style-name="P1">show code log statements log thread name also.</text:p>
      <text:p text:style-name="Standard">8.</text:p>
      <text:p text:style-name="Standard">9.Retained on configuration changes.</text:p>
      <text:p text:style-name="Standard">10. setRetainInstance()</text:p>
      <text:p text:style-name="Standard">14.Fragment connection to Activity is gone.</text:p>
      <text:p text:style-name="Standard">Trying to connect to not attached Activity will result in a crash.</text:p>
      <text:p text:style-name="Standard"><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5"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56"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567"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5678"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WW-Title123456789"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6-05-20T17:35:54</meta:creation-date>
    <meta:document-statistic meta:table-count="0" meta:image-count="0" meta:object-count="0" meta:page-count="1" meta:paragraph-count="27" meta:word-count="348" meta:character-count="1997"/>
    <dc:date>2016-05-20T22:55:13</dc:date>
    <dc:creator>Flo  Maldonado</dc:creator>
    <meta:editing-duration>PT2H53M47S</meta:editing-duration>
    <meta:editing-cycles>1</meta:editing-cycles>
    <meta:generator>OpenOffice/4.1.1$Unix OpenOffice.org_project/411m6$Build-9775</meta:generator>
  </office:meta>
</office:document-meta>
</file>